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7310354221114" calcext:value-type="float">
            <text:p>2.1731</text:p>
          </table:table-cell>
          <table:table-cell office:value-type="float" office:value="2.40907867891387" calcext:value-type="float">
            <text:p>2.40908</text:p>
          </table:table-cell>
          <table:table-cell office:value-type="float" office:value="3.23556819245929" calcext:value-type="float">
            <text:p>3.23557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3424336066" calcext:value-type="float">
            <text:p>2.16234</text:p>
          </table:table-cell>
          <table:table-cell office:value-type="float" office:value="2.40414554761966" calcext:value-type="float">
            <text:p>2.40415</text:p>
          </table:table-cell>
          <table:table-cell office:value-type="float" office:value="3.22802066928296" calcext:value-type="float">
            <text:p>3.22802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97334724207" calcext:value-type="float">
            <text:p>2.15973</text:p>
          </table:table-cell>
          <table:table-cell office:value-type="float" office:value="2.37941942332456" calcext:value-type="float">
            <text:p>2.37942</text:p>
          </table:table-cell>
          <table:table-cell office:value-type="float" office:value="3.06693342040429" calcext:value-type="float">
            <text:p>3.0669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713850359521" calcext:value-type="float">
            <text:p>2.15714</text:p>
          </table:table-cell>
          <table:table-cell office:value-type="float" office:value="2.37272378012323" calcext:value-type="float">
            <text:p>2.37272</text:p>
          </table:table-cell>
          <table:table-cell office:value-type="float" office:value="3.05550383126328" calcext:value-type="float">
            <text:p>3.055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341896937169" calcext:value-type="float">
            <text:p>2.22342</text:p>
          </table:table-cell>
          <table:table-cell office:value-type="float" office:value="2.35851711166318" calcext:value-type="float">
            <text:p>2.35852</text:p>
          </table:table-cell>
          <table:table-cell office:value-type="float" office:value="3.21599613366005" calcext:value-type="float">
            <text:p>3.2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98997803987" calcext:value-type="float">
            <text:p>2.23199</text:p>
          </table:table-cell>
          <table:table-cell office:value-type="float" office:value="2.35097085265797" calcext:value-type="float">
            <text:p>2.35097</text:p>
          </table:table-cell>
          <table:table-cell office:value-type="float" office:value="3.18286431351269" calcext:value-type="float">
            <text:p>3.182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527714995286" calcext:value-type="float">
            <text:p>2.32528</text:p>
          </table:table-cell>
          <table:table-cell office:value-type="float" office:value="1.9674653165015" calcext:value-type="float">
            <text:p>1.96747</text:p>
          </table:table-cell>
          <table:table-cell office:value-type="float" office:value="2.4586042922022" calcext:value-type="float">
            <text:p>2.45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84324684191" calcext:value-type="float">
            <text:p>2.32184</text:p>
          </table:table-cell>
          <table:table-cell office:value-type="float" office:value="1.94469835427418" calcext:value-type="float">
            <text:p>1.9447</text:p>
          </table:table-cell>
          <table:table-cell office:value-type="float" office:value="2.47383096644517" calcext:value-type="float">
            <text:p>2.4738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12597640936" calcext:value-type="float">
            <text:p>2.31713</text:p>
          </table:table-cell>
          <table:table-cell office:value-type="float" office:value="2.12742244883255" calcext:value-type="float">
            <text:p>2.12742</text:p>
          </table:table-cell>
          <table:table-cell office:value-type="float" office:value="2.9479624143324" calcext:value-type="float">
            <text:p>2.9479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69248464412" calcext:value-type="float">
            <text:p>2.31269</text:p>
          </table:table-cell>
          <table:table-cell office:value-type="float" office:value="2.18489216556461" calcext:value-type="float">
            <text:p>2.18489</text:p>
          </table:table-cell>
          <table:table-cell office:value-type="float" office:value="3.10421397296459" calcext:value-type="float">
            <text:p>3.1042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77981783581" calcext:value-type="float">
            <text:p>2.30978</text:p>
          </table:table-cell>
          <table:table-cell office:value-type="float" office:value="2.15932782630686" calcext:value-type="float">
            <text:p>2.15933</text:p>
          </table:table-cell>
          <table:table-cell office:value-type="float" office:value="2.92043824515451" calcext:value-type="float">
            <text:p>2.920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8679776274" calcext:value-type="float">
            <text:p>2.29687</text:p>
          </table:table-cell>
          <table:table-cell office:value-type="float" office:value="2.17135891615932" calcext:value-type="float">
            <text:p>2.17136</text:p>
          </table:table-cell>
          <table:table-cell office:value-type="float" office:value="2.89240533717995" calcext:value-type="float">
            <text:p>2.892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658131926779" calcext:value-type="float">
            <text:p>2.29658</text:p>
          </table:table-cell>
          <table:table-cell office:value-type="float" office:value="2.20001325015182" calcext:value-type="float">
            <text:p>2.20001</text:p>
          </table:table-cell>
          <table:table-cell office:value-type="float" office:value="3.0756571778026" calcext:value-type="float">
            <text:p>3.07566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96323087475" calcext:value-type="float">
            <text:p>2.28396</text:p>
          </table:table-cell>
          <table:table-cell office:value-type="float" office:value="2.14810716785813" calcext:value-type="float">
            <text:p>2.14811</text:p>
          </table:table-cell>
          <table:table-cell office:value-type="float" office:value="2.86435128656583" calcext:value-type="float">
            <text:p>2.8643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59643348223" calcext:value-type="float">
            <text:p>2.1926</text:p>
          </table:table-cell>
          <table:table-cell office:value-type="float" office:value="2.2833217774168" calcext:value-type="float">
            <text:p>2.28332</text:p>
          </table:table-cell>
          <table:table-cell office:value-type="float" office:value="2.91807895355547" calcext:value-type="float">
            <text:p>2.91808</text:p>
          </table:table-cell>
          <table:table-cell office:value-type="float" office:value="35090250" calcext:value-type="float">
            <text:p>35090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16964739925" calcext:value-type="float">
            <text:p>2.28017</text:p>
          </table:table-cell>
          <table:table-cell office:value-type="float" office:value="2.22777592146227" calcext:value-type="float">
            <text:p>2.22778</text:p>
          </table:table-cell>
          <table:table-cell office:value-type="float" office:value="3.0564891830653" calcext:value-type="float">
            <text:p>3.05649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51917555446" calcext:value-type="float">
            <text:p>2.19252</text:p>
          </table:table-cell>
          <table:table-cell office:value-type="float" office:value="2.27961644616382" calcext:value-type="float">
            <text:p>2.27962</text:p>
          </table:table-cell>
          <table:table-cell office:value-type="float" office:value="2.90636732425674" calcext:value-type="float">
            <text:p>2.90637</text:p>
          </table:table-cell>
          <table:table-cell office:value-type="float" office:value="35090250" calcext:value-type="float">
            <text:p>35090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41157378927" calcext:value-type="float">
            <text:p>2.27841</text:p>
          </table:table-cell>
          <table:table-cell office:value-type="float" office:value="2.18984264228591" calcext:value-type="float">
            <text:p>2.18984</text:p>
          </table:table-cell>
          <table:table-cell office:value-type="float" office:value="2.83941401327931" calcext:value-type="float">
            <text:p>2.839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593576716659" calcext:value-type="float">
            <text:p>2.27594</text:p>
          </table:table-cell>
          <table:table-cell office:value-type="float" office:value="2.19389609893723" calcext:value-type="float">
            <text:p>2.1939</text:p>
          </table:table-cell>
          <table:table-cell office:value-type="float" office:value="2.83792673044696" calcext:value-type="float">
            <text:p>2.8379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680400567381" calcext:value-type="float">
            <text:p>2.2668</text:p>
          </table:table-cell>
          <table:table-cell office:value-type="float" office:value="2.24516914435191" calcext:value-type="float">
            <text:p>2.24517</text:p>
          </table:table-cell>
          <table:table-cell office:value-type="float" office:value="3.03639472352944" calcext:value-type="float">
            <text:p>3.03639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339545478954" calcext:value-type="float">
            <text:p>2.2634</text:p>
          </table:table-cell>
          <table:table-cell office:value-type="float" office:value="2.11282689367283" calcext:value-type="float">
            <text:p>2.11283</text:p>
          </table:table-cell>
          <table:table-cell office:value-type="float" office:value="2.69019865865136" calcext:value-type="float">
            <text:p>2.690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5449730515" calcext:value-type="float">
            <text:p>2.26254</text:p>
          </table:table-cell>
          <table:table-cell office:value-type="float" office:value="2.10524349745494" calcext:value-type="float">
            <text:p>2.10524</text:p>
          </table:table-cell>
          <table:table-cell office:value-type="float" office:value="2.67266921596391" calcext:value-type="float">
            <text:p>2.672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33438115062" calcext:value-type="float">
            <text:p>2.25533</text:p>
          </table:table-cell>
          <table:table-cell office:value-type="float" office:value="2.22080925477536" calcext:value-type="float">
            <text:p>2.22081</text:p>
          </table:table-cell>
          <table:table-cell office:value-type="float" office:value="2.90912195743596" calcext:value-type="float">
            <text:p>2.9091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65208218286" calcext:value-type="float">
            <text:p>2.25265</text:p>
          </table:table-cell>
          <table:table-cell office:value-type="float" office:value="2.22307811902638" calcext:value-type="float">
            <text:p>2.22308</text:p>
          </table:table-cell>
          <table:table-cell office:value-type="float" office:value="2.92661348285969" calcext:value-type="float">
            <text:p>2.92661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93851462043" calcext:value-type="float">
            <text:p>2.25094</text:p>
          </table:table-cell>
          <table:table-cell office:value-type="float" office:value="2.12697082133634" calcext:value-type="float">
            <text:p>2.12697</text:p>
          </table:table-cell>
          <table:table-cell office:value-type="float" office:value="2.62550234709931" calcext:value-type="float">
            <text:p>2.625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69860163484" calcext:value-type="float">
            <text:p>2.2497</text:p>
          </table:table-cell>
          <table:table-cell office:value-type="float" office:value="2.25180588831454" calcext:value-type="float">
            <text:p>2.25181</text:p>
          </table:table-cell>
          <table:table-cell office:value-type="float" office:value="3.03956781145181" calcext:value-type="float">
            <text:p>3.0395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02703076899" calcext:value-type="float">
            <text:p>2.24903</text:p>
          </table:table-cell>
          <table:table-cell office:value-type="float" office:value="2.24120979397392" calcext:value-type="float">
            <text:p>2.24121</text:p>
          </table:table-cell>
          <table:table-cell office:value-type="float" office:value="2.95035419871917" calcext:value-type="float">
            <text:p>2.950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77918902954" calcext:value-type="float">
            <text:p>2.24578</text:p>
          </table:table-cell>
          <table:table-cell office:value-type="float" office:value="2.27177764023255" calcext:value-type="float">
            <text:p>2.27178</text:p>
          </table:table-cell>
          <table:table-cell office:value-type="float" office:value="3.11015473838614" calcext:value-type="float">
            <text:p>3.110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03577165478" calcext:value-type="float">
            <text:p>2.24004</text:p>
          </table:table-cell>
          <table:table-cell office:value-type="float" office:value="2.28070819964878" calcext:value-type="float">
            <text:p>2.28071</text:p>
          </table:table-cell>
          <table:table-cell office:value-type="float" office:value="3.12075306962334" calcext:value-type="float">
            <text:p>3.1207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861855294332" calcext:value-type="float">
            <text:p>2.23862</text:p>
          </table:table-cell>
          <table:table-cell office:value-type="float" office:value="2.23572265947843" calcext:value-type="float">
            <text:p>2.23572</text:p>
          </table:table-cell>
          <table:table-cell office:value-type="float" office:value="2.96460182842321" calcext:value-type="float">
            <text:p>2.964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00596209869" calcext:value-type="float">
            <text:p>2.23801</text:p>
          </table:table-cell>
          <table:table-cell office:value-type="float" office:value="2.26510504347187" calcext:value-type="float">
            <text:p>2.26511</text:p>
          </table:table-cell>
          <table:table-cell office:value-type="float" office:value="3.04976495083177" calcext:value-type="float">
            <text:p>3.0497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747188209482" calcext:value-type="float">
            <text:p>2.23747</text:p>
          </table:table-cell>
          <table:table-cell office:value-type="float" office:value="2.29362154097846" calcext:value-type="float">
            <text:p>2.29362</text:p>
          </table:table-cell>
          <table:table-cell office:value-type="float" office:value="3.11554566607754" calcext:value-type="float">
            <text:p>3.115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357788094571" calcext:value-type="float">
            <text:p>2.23358</text:p>
          </table:table-cell>
          <table:table-cell office:value-type="float" office:value="2.3125085085255" calcext:value-type="float">
            <text:p>2.31251</text:p>
          </table:table-cell>
          <table:table-cell office:value-type="float" office:value="3.19822445532706" calcext:value-type="float">
            <text:p>3.1982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30913156619" calcext:value-type="float">
            <text:p>2.23131</text:p>
          </table:table-cell>
          <table:table-cell office:value-type="float" office:value="2.1257125612571" calcext:value-type="float">
            <text:p>2.12571</text:p>
          </table:table-cell>
          <table:table-cell office:value-type="float" office:value="2.65052552125959" calcext:value-type="float">
            <text:p>2.6505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09084530751" calcext:value-type="float">
            <text:p>2.23109</text:p>
          </table:table-cell>
          <table:table-cell office:value-type="float" office:value="2.32245747151801" calcext:value-type="float">
            <text:p>2.32246</text:p>
          </table:table-cell>
          <table:table-cell office:value-type="float" office:value="3.15287609380172" calcext:value-type="float">
            <text:p>3.152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95929037965" calcext:value-type="float">
            <text:p>2.22796</text:p>
          </table:table-cell>
          <table:table-cell office:value-type="float" office:value="2.2826152906962" calcext:value-type="float">
            <text:p>2.28262</text:p>
          </table:table-cell>
          <table:table-cell office:value-type="float" office:value="3.10294231861694" calcext:value-type="float">
            <text:p>3.102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35216808086" calcext:value-type="float">
            <text:p>2.22835</text:p>
          </table:table-cell>
          <table:table-cell office:value-type="float" office:value="2.22653857624857" calcext:value-type="float">
            <text:p>2.22654</text:p>
          </table:table-cell>
          <table:table-cell office:value-type="float" office:value="2.67330328254666" calcext:value-type="float">
            <text:p>2.673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9754345366" calcext:value-type="float">
            <text:p>2.21598</text:p>
          </table:table-cell>
          <table:table-cell office:value-type="float" office:value="2.21193518718663" calcext:value-type="float">
            <text:p>2.21194</text:p>
          </table:table-cell>
          <table:table-cell office:value-type="float" office:value="2.7359782318461" calcext:value-type="float">
            <text:p>2.735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815797169631" calcext:value-type="float">
            <text:p>2.20816</text:p>
          </table:table-cell>
          <table:table-cell office:value-type="float" office:value="2.21443437130469" calcext:value-type="float">
            <text:p>2.21443</text:p>
          </table:table-cell>
          <table:table-cell office:value-type="float" office:value="2.74262260480374" calcext:value-type="float">
            <text:p>2.7426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62547899625" calcext:value-type="float">
            <text:p>2.23763</text:p>
          </table:table-cell>
          <table:table-cell office:value-type="float" office:value="2.20574077450743" calcext:value-type="float">
            <text:p>2.20574</text:p>
          </table:table-cell>
          <table:table-cell office:value-type="float" office:value="2.69323178824797" calcext:value-type="float">
            <text:p>2.6932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59961165268" calcext:value-type="float">
            <text:p>2.1966</text:p>
          </table:table-cell>
          <table:table-cell office:value-type="float" office:value="2.31532001856821" calcext:value-type="float">
            <text:p>2.31532</text:p>
          </table:table-cell>
          <table:table-cell office:value-type="float" office:value="3.11403620800924" calcext:value-type="float">
            <text:p>3.1140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40608335315" calcext:value-type="float">
            <text:p>2.19241</text:p>
          </table:table-cell>
          <table:table-cell office:value-type="float" office:value="2.26499753744778" calcext:value-type="float">
            <text:p>2.265</text:p>
          </table:table-cell>
          <table:table-cell office:value-type="float" office:value="3.09973947895792" calcext:value-type="float">
            <text:p>3.0997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29871715519" calcext:value-type="float">
            <text:p>2.1793</text:p>
          </table:table-cell>
          <table:table-cell office:value-type="float" office:value="2.27489360499459" calcext:value-type="float">
            <text:p>2.27489</text:p>
          </table:table-cell>
          <table:table-cell office:value-type="float" office:value="3.04911642261809" calcext:value-type="float">
            <text:p>3.0491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76505767008" calcext:value-type="float">
            <text:p>2.17577</text:p>
          </table:table-cell>
          <table:table-cell office:value-type="float" office:value="2.2655589093982" calcext:value-type="float">
            <text:p>2.26556</text:p>
          </table:table-cell>
          <table:table-cell office:value-type="float" office:value="3.05849060123282" calcext:value-type="float">
            <text:p>3.058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220915398341" calcext:value-type="float">
            <text:p>2.17221</text:p>
          </table:table-cell>
          <table:table-cell office:value-type="float" office:value="2.2892452491654" calcext:value-type="float">
            <text:p>2.28925</text:p>
          </table:table-cell>
          <table:table-cell office:value-type="float" office:value="2.84504414239153" calcext:value-type="float">
            <text:p>2.845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872655791491" calcext:value-type="float">
            <text:p>2.16873</text:p>
          </table:table-cell>
          <table:table-cell office:value-type="float" office:value="2.25775736619927" calcext:value-type="float">
            <text:p>2.25776</text:p>
          </table:table-cell>
          <table:table-cell office:value-type="float" office:value="2.82634988651068" calcext:value-type="float">
            <text:p>2.8263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853375840463" calcext:value-type="float">
            <text:p>2.16853</text:p>
          </table:table-cell>
          <table:table-cell office:value-type="float" office:value="2.27416462468522" calcext:value-type="float">
            <text:p>2.27416</text:p>
          </table:table-cell>
          <table:table-cell office:value-type="float" office:value="2.81328698247429" calcext:value-type="float">
            <text:p>2.8132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482910064364" calcext:value-type="float">
            <text:p>2.16483</text:p>
          </table:table-cell>
          <table:table-cell office:value-type="float" office:value="2.32699622644713" calcext:value-type="float">
            <text:p>2.327</text:p>
          </table:table-cell>
          <table:table-cell office:value-type="float" office:value="2.92770178320536" calcext:value-type="float">
            <text:p>2.927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94997984769" calcext:value-type="float">
            <text:p>2.16195</text:p>
          </table:table-cell>
          <table:table-cell office:value-type="float" office:value="2.25318786901706" calcext:value-type="float">
            <text:p>2.25319</text:p>
          </table:table-cell>
          <table:table-cell office:value-type="float" office:value="2.81698020831124" calcext:value-type="float">
            <text:p>2.8169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4946509499" calcext:value-type="float">
            <text:p>2.16049</text:p>
          </table:table-cell>
          <table:table-cell office:value-type="float" office:value="2.31126301536163" calcext:value-type="float">
            <text:p>2.31126</text:p>
          </table:table-cell>
          <table:table-cell office:value-type="float" office:value="2.9025441981094" calcext:value-type="float">
            <text:p>2.9025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925662206512" calcext:value-type="float">
            <text:p>2.15926</text:p>
          </table:table-cell>
          <table:table-cell office:value-type="float" office:value="2.2936308370878" calcext:value-type="float">
            <text:p>2.29363</text:p>
          </table:table-cell>
          <table:table-cell office:value-type="float" office:value="2.85994617298392" calcext:value-type="float">
            <text:p>2.8599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73314058159" calcext:value-type="float">
            <text:p>2.28733</text:p>
          </table:table-cell>
          <table:table-cell office:value-type="float" office:value="2.15166608728093" calcext:value-type="float">
            <text:p>2.15167</text:p>
          </table:table-cell>
          <table:table-cell office:value-type="float" office:value="2.82592855749909" calcext:value-type="float">
            <text:p>2.8259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13003111725" calcext:value-type="float">
            <text:p>2.28413</text:p>
          </table:table-cell>
          <table:table-cell office:value-type="float" office:value="2.14772329667659" calcext:value-type="float">
            <text:p>2.14772</text:p>
          </table:table-cell>
          <table:table-cell office:value-type="float" office:value="2.8185265514113" calcext:value-type="float">
            <text:p>2.818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058325773056" calcext:value-type="float">
            <text:p>2.14058</text:p>
          </table:table-cell>
          <table:table-cell office:value-type="float" office:value="2.27125698442442" calcext:value-type="float">
            <text:p>2.27126</text:p>
          </table:table-cell>
          <table:table-cell office:value-type="float" office:value="2.83768731823539" calcext:value-type="float">
            <text:p>2.8376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80756479935" calcext:value-type="float">
            <text:p>2.26581</text:p>
          </table:table-cell>
          <table:table-cell office:value-type="float" office:value="2.13922051421191" calcext:value-type="float">
            <text:p>2.13922</text:p>
          </table:table-cell>
          <table:table-cell office:value-type="float" office:value="2.6714977827897" calcext:value-type="float">
            <text:p>2.67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4193283082" calcext:value-type="float">
            <text:p>2.24844</text:p>
          </table:table-cell>
          <table:table-cell office:value-type="float" office:value="2.12981089414764" calcext:value-type="float">
            <text:p>2.12981</text:p>
          </table:table-cell>
          <table:table-cell office:value-type="float" office:value="2.66581697628475" calcext:value-type="float">
            <text:p>2.665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38220190567" calcext:value-type="float">
            <text:p>2.11638</text:p>
          </table:table-cell>
          <table:table-cell office:value-type="float" office:value="2.366220682461" calcext:value-type="float">
            <text:p>2.36622</text:p>
          </table:table-cell>
          <table:table-cell office:value-type="float" office:value="3.01645997209772" calcext:value-type="float">
            <text:p>3.0164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267993367907" calcext:value-type="float">
            <text:p>2.11268</text:p>
          </table:table-cell>
          <table:table-cell office:value-type="float" office:value="2.34887857983883" calcext:value-type="float">
            <text:p>2.34888</text:p>
          </table:table-cell>
          <table:table-cell office:value-type="float" office:value="3.01719442123966" calcext:value-type="float">
            <text:p>3.0171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641108689938" calcext:value-type="float">
            <text:p>2.36641</text:p>
          </table:table-cell>
          <table:table-cell office:value-type="float" office:value="2.07518352396537" calcext:value-type="float">
            <text:p>2.07518</text:p>
          </table:table-cell>
          <table:table-cell office:value-type="float" office:value="2.852476746848" calcext:value-type="float">
            <text:p>2.8524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559935334899" calcext:value-type="float">
            <text:p>2.3756</text:p>
          </table:table-cell>
          <table:table-cell office:value-type="float" office:value="2.0733358204526" calcext:value-type="float">
            <text:p>2.07334</text:p>
          </table:table-cell>
          <table:table-cell office:value-type="float" office:value="2.86828125927371" calcext:value-type="float">
            <text:p>2.8682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0" calcext:value-type="float">
            <text:p>0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8:00.606511903</dc:date>
    <meta:document-statistic meta:table-count="1" meta:cell-count="4640" meta:object-count="0"/>
    <meta:generator>LibreOffice/4.2.8.2$Linux_X86_64 LibreOffice_project/420m0$Build-2</meta:generator>
  </office:meta>
</office:document-meta>
</file>